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a543" officeooo:paragraph-rsid="0011a543"/>
    </style:style>
    <style:style style:name="P2" style:family="paragraph" style:parent-style-name="Text_20_body">
      <style:text-properties officeooo:rsid="0011db78" officeooo:paragraph-rsid="0011db78"/>
    </style:style>
    <style:style style:name="P3" style:family="paragraph" style:parent-style-name="Table_20_Contents">
      <style:text-properties officeooo:rsid="0011a543" officeooo:paragraph-rsid="0011a543"/>
    </style:style>
    <style:style style:name="P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444444" style:font-name="Helvetica Neue" fo:font-size="9.75pt" fo:letter-spacing="normal" fo:font-style="normal" fo:font-weight="normal"/>
    </style:style>
    <style:style style:name="T1" style:family="text">
      <style:text-properties fo:color="#ff3333" fo:text-shadow="1pt 1pt"/>
    </style:style>
    <style:style style:name="T2" style:family="text">
      <style:text-properties fo:color="#ff3333" fo:text-shadow="1pt 1pt" officeooo:rsid="0011a543"/>
    </style:style>
    <style:style style:name="T3" style:family="text">
      <style:text-properties fo:color="#000000" fo:text-shadow="1pt 1pt"/>
    </style:style>
    <style:style style:name="T4" style:family="text">
      <style:text-properties fo:color="#000000" fo:text-shadow="1pt 1pt" officeooo:rsid="0011db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 text:c="34"/><text:span text:style-name="T1"><text:s text:c="2"/>Solution</text:span><text:span text:style-name="T2"> : Senior DevOps Case Study</text:span></text:p>
      <text:p text:style-name="Text_20_body"><text:span text:style-name="T2"/></text:p>
      <text:p text:style-name="Text_20_body"><text:span text:style-name="T2"/></text:p>
      <text:p text:style-name="P1"><text:span text:style-name="T1">Assumptions : </text:span><text:span text:style-name="T3">As the case-study mentions to create 2-3 instances in AWS cloud using any automation startegy in either Docker Swarm,Ranch</text:span><text:span text:style-name="T4">er</text:span><text:span text:style-name="T3"> or Kubernetes, </text:span><text:span text:style-name="T4">below are the things I have created.</text:span></text:p>
      <text:p text:style-name="P1"><text:span text:style-name="T4"><text:s text:c="4"/>→ Created a Docker Swarm in AWS cloud as 1 Manager node and 2 worker nodes for which the instance details are mentioned below.</text:span></text:p>
      <text:p text:style-name="P1"><text:span text:style-name="T4"><text:s text:c="4"/>→ Created Swarm instance using CloudFormation template which is uploaded in the Git repository.</text:span></text:p>
      <text:p text:style-name="P2"><text:span text:style-name="T3"><text:s text:c="5"/>→ I have created Jenkins in Master/Slave mode as Docker Containers(2 workers).Link for it is below.</text:span></text:p>
      <text:p text:style-name="P2"><text:span text:style-name="T3"><text:s text:c="4"/>→ Created a nginx as a docker container publicly in the swarm.(For verification click </text:span><text:a xlink:type="simple" xlink:href="http://52.90.160.161:8000/" text:style-name="Internet_20_link" text:visited-style-name="Visited_20_Internet_20_Link">http://52.90.160.161:8000</text:a><text:span text:style-name="T3"> )</text:span></text:p>
      <text:p text:style-name="P1"><text:span text:style-name="T4"/></text:p>
      <text:p text:style-name="P1"><text:span text:style-name="T4"><text:s/></text:span></text:p>
      <text:p text:style-name="P1"><text:span text:style-name="T1">Swarm Mode : </text:span><text:span text:style-name="T3">Created 1 Manager node and 2 woker nodes in AWS Cloud Instance using Cloud Formation template.</text:span></text:p>
      <text:p text:style-name="P1"><text:span text:style-name="T3"/></text:p>
      <text:p text:style-name="P1"><text:span text:style-name="T1">Node : </text:span><text:span text:style-name="T3">All the instance below uses the same .pem key(Here it is “docker.pem” key) and username as </text:span></text:p>
      <text:p text:style-name="P1"><text:span text:style-name="T3"><text:s text:c="9"/>“docker”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">Instance</text:p>
          </table:table-cell>
          <table:table-cell table:style-name="Table1.A1" office:value-type="string">
            <text:p text:style-name="P3">Public DNS</text:p>
          </table:table-cell>
          <table:table-cell table:style-name="Table1.C1" office:value-type="string">
            <text:p text:style-name="P3">Public IP</text:p>
          </table:table-cell>
        </table:table-row>
        <table:table-row>
          <table:table-cell table:style-name="Table1.A2" office:value-type="string">
            <text:p text:style-name="P3">Manager Node -1</text:p>
          </table:table-cell>
          <table:table-cell table:style-name="Table1.A2" office:value-type="string">
            <text:p text:style-name="P4">ec2-52-90-160-161.compute-1.amazonaws.com</text:p>
          </table:table-cell>
          <table:table-cell table:style-name="Table1.C2" office:value-type="string">
            <text:p text:style-name="P4">52.90.160.161</text:p>
          </table:table-cell>
        </table:table-row>
        <table:table-row>
          <table:table-cell table:style-name="Table1.A2" office:value-type="string">
            <text:p text:style-name="P3">Worker Node 1</text:p>
          </table:table-cell>
          <table:table-cell table:style-name="Table1.A2" office:value-type="string">
            <text:p text:style-name="P4">ec2-52-87-248-178.compute-1.amazonaws.com</text:p>
          </table:table-cell>
          <table:table-cell table:style-name="Table1.C2" office:value-type="string">
            <text:p text:style-name="P4">52.87.248.178</text:p>
          </table:table-cell>
        </table:table-row>
        <table:table-row>
          <table:table-cell table:style-name="Table1.A2" office:value-type="string">
            <text:p text:style-name="P3">Worker Node 2</text:p>
          </table:table-cell>
          <table:table-cell table:style-name="Table1.A2" office:value-type="string">
            <text:p text:style-name="P4">ec2-54-84-200-142.compute-1.amazonaws.com</text:p>
          </table:table-cell>
          <table:table-cell table:style-name="Table1.C2" office:value-type="string">
            <text:p text:style-name="P4">54.84.200.142</text:p>
          </table:table-cell>
        </table:table-row>
      </table:table>
      <text:p text:style-name="Text_20_body"><text:span text:style-name="T2"/></text:p>
      <text:p text:style-name="Text_20_body"><text:span text:style-name="T2"/></text:p>
      <text:p text:style-name="P2"><text:span text:style-name="T2">J</text:span><text:span text:style-name="T1">enkins Master Url: <text:s/></text:span><text:a xlink:type="simple" xlink:href="http://52.90.160.161:8090/" text:style-name="Internet_20_link" text:visited-style-name="Visited_20_Internet_20_Link">http://52.90.160.161:8090/</text:a><text:span text:style-name="T1"> 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M</meta:initial-creator>
    <meta:creation-date>2017-03-15T20:32:15.602315372</meta:creation-date>
    <dc:date>2017-03-15T20:55:38.500946743</dc:date>
    <dc:creator>Ravi M</dc:creator>
    <meta:editing-duration>PT8M13S</meta:editing-duration>
    <meta:editing-cycles>1</meta:editing-cycles>
    <meta:document-statistic meta:table-count="1" meta:image-count="0" meta:object-count="0" meta:page-count="1" meta:paragraph-count="23" meta:word-count="168" meta:character-count="1212" meta:non-whitespace-character-count="1000"/>
    <meta:generator>LibreOffice/5.0.6.2$Linux_X86_64 LibreOffice_project/00$Build-2</meta:generator>
  </office:meta>
</office:document-meta>
</file>